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e</text:span><text:span text:style-name="T2"> </text:span><text:span text:style-name="T1">é o curso de orientação a objetos com Java,</text:span><text:span text:style-name="T2"> </text:span><text:span text:style-name="T1">meu nome é Eduardo Guerra, e hoje vamos continuar vendo alguns conceitos</text:span><text:span text:style-name="T2"> </text:span><text:span text:style-name="T1">relacionados a herança e vamos falar sobre a sobrescrita de métodos,</text:span><text:span text:style-name="T2"> </text:span><text:span text:style-name="T1">que é quando você pega método da superclasse e modifica o comportamento</text:span><text:span text:style-name="T2"> </text:span><text:span text:style-name="T1">dele na subclasse, e a gente usa isso para especializar o comportamento da subclasse.</text:span><text:span text:style-name="T2"> </text:span><text:span text:style-name="T1">Vamos ver então como isso funciona nessa aula.</text:span><text:span text:style-name="T2"> </text:span><text:span text:style-name="T1">Imagina o seguinte: a gente tem ali a classe Empregado,</text:span><text:span text:style-name="T2"> </text:span><text:span text:style-name="T1">retomando aí o exemplo que a gente estava vendo e ela tem ali o método liquido,</text:span><text:span text:style-name="T2"> </text:span><text:span text:style-name="T1">que seria para calcular o salário líquido, que ele tem ali, pega o salário,</text:span><text:span text:style-name="T2"> </text:span><text:span text:style-name="T1">multiplica por 0.85, que aqui no nosso país seria até uma otimismo aí,</text:span><text:span text:style-name="T2"> </text:span><text:span text:style-name="T1">termos de, que a gente só perde 15% ali com imposto,</text:span><text:span text:style-name="T2"> </text:span><text:span text:style-name="T1">mas vamos por aí que seria 85% do salário do empregado.</text:span><text:span text:style-name="T2"> </text:span><text:span text:style-name="T1">O que é que acontece?</text:span><text:span text:style-name="T2"> </text:span><text:span text:style-name="T1">Como a gente viu na outra aula, o Gerente estende a classe Empregado só que ele tem</text:span><text:span text:style-name="T2"> </text:span><text:span text:style-name="T1">ali o bônus, então no salário líquido eu tenho que levar consideração o bônus,</text:span><text:span text:style-name="T2"> </text:span><text:span text:style-name="T1">no caso o bônus, ele não vai incidir, não sei porquê,</text:span><text:span text:style-name="T2"> </text:span><text:span text:style-name="T1">mas vamos supor aqui que seja uma divisão de lucros e etc que ele tem uma</text:span><text:span text:style-name="T2"> </text:span><text:span text:style-name="T1">participação e esse imposto não vai incidir sobre este bônus.</text:span><text:span text:style-name="T2"> </text:span><text:span text:style-name="T1">Então o que é que acontece?</text:span><text:span text:style-name="T2"> </text:span><text:span text:style-name="T1">Eu posso pegar, criar aquele método liquido na subclasse</text:span><text:span text:style-name="T2"> </text:span><text:span text:style-name="T1">e redefinir o comportamento dela, então no caso ali eu estou calculando</text:span><text:span text:style-name="T2"> </text:span><text:span text:style-name="T1">ali o salário vezes 0.85 que é a mesma coisa que tem na superclasse,</text:span><text:span text:style-name="T2"> </text:span><text:span text:style-name="T1">só que estou somando o bônus, no caso a gente pegou exemplo simples</text:span><text:span text:style-name="T2"> </text:span><text:span text:style-name="T1">para entender o conceito, mas eu poderia, se fosse cálculo, se fosse uma lógica,</text:span><text:span text:style-name="T2"> </text:span><text:span text:style-name="T1">eu poderia substituir por uma lógica completamente diferente, então uma classe,</text:span><text:span text:style-name="T2"> </text:span><text:span text:style-name="T1">ela pode sobrescrever o método da superclasse, como assim sobescrever?</text:span><text:span text:style-name="T2"> </text:span><text:span text:style-name="T1">É como se ele estivesse escrevendo cima do outro método,</text:span><text:span text:style-name="T2"> </text:span><text:span text:style-name="T1">esse método liquido que eu estou criando na minha subclasse ele</text:span><text:span text:style-name="T2"> </text:span><text:span text:style-name="T1">está entrando no lugar daquele método liquido da superclasse,</text:span><text:span text:style-name="T2"> </text:span><text:span text:style-name="T1">lembra que uma classe quando herda outra ela herda todos os métodos, então se</text:span><text:span text:style-name="T2"> </text:span><text:span text:style-name="T1">eu não criasse método liquido, ele pegaria esse método liquido da superclasse.</text:span><text:span text:style-name="T2"> </text:span><text:span text:style-name="T1">Nesse caso, como eu estou criando aqui,</text:span><text:span text:style-name="T2"> </text:span><text:span text:style-name="T1">ele está entrando no lugar do método liquido.</text:span><text:span text:style-name="T2"> </text:span><text:span text:style-name="T1">Lembra que eu falei para vocês do contrato,</text:span><text:span text:style-name="T2"> </text:span><text:span text:style-name="T1">que uma subclasse ela tem que obedecer o contrato, nesse caso, o método liquido,</text:span><text:span text:style-name="T2"> </text:span><text:span text:style-name="T1">ele é igualzinho para quem está do lado de fora, para quem olha a classe</text:span><text:span text:style-name="T2"> </text:span><text:span text:style-name="T1">do lado de fora, é a mesma coisa, o que muda é a implementação.</text:span><text:span text:style-name="T2"> </text:span><text:span text:style-name="T1">Então o contrato é o mesmo só que o comportamento é diferente e essa</text:span><text:span text:style-name="T2"> </text:span><text:span text:style-name="T1">adaptação de comportamento é crucial, é extremamente importante</text:span><text:span text:style-name="T2"> </text:span><text:span text:style-name="T1">na orientação a objetos, a modelagem orientada a objetos usa isso muito.</text:span><text:span text:style-name="T2"> </text:span><text:span text:style-name="T1">Mas eu ainda não estou satisfeito com a implementação,</text:span><text:span text:style-name="T2"> </text:span><text:span text:style-name="T1">se a gente olhar ali essa parte do salário vezes 0.85 está duplicada,</text:span><text:span text:style-name="T2"> </text:span><text:span text:style-name="T1">então o que é que vai acontecer?</text:span><text:span text:style-name="T2"> </text:span><text:span text:style-name="T1">Se eu precisar alterar essa porcentagem, por uma lei que mudou</text:span><text:span text:style-name="T2"> </text:span><text:span text:style-name="T1">ou por causa de algum estado que tem imposto adicional e etc,</text:span><text:span text:style-name="T2"> </text:span><text:span text:style-name="T1">eu vou precisar alterar, tanto na superclasse, quanto na subclasse.</text:span><text:span text:style-name="T2"> </text:span><text:span text:style-name="T1">Eu já vi acontecer sistema que eu trabalhei,</text:span><text:span text:style-name="T2"> </text:span><text:span text:style-name="T1">a pessoa pegou o método lá da superclasse,</text:span><text:span text:style-name="T2"> </text:span><text:span text:style-name="T1">duplicou aquele método meio que modificando algumas coisinhas,</text:span><text:span text:style-name="T2"> </text:span><text:span text:style-name="T1">e aí depois quando alguém precisou alterar uma coisa,</text:span><text:span text:style-name="T2"> </text:span><text:span text:style-name="T1">modificou só lugar e aí ficou com problema, porquê no outro lugar ainda</text:span><text:span text:style-name="T2"> </text:span><text:span text:style-name="T1">estava com comportamento antigo, então essa duplicação aí não é interessante.</text:span><text:span text:style-name="T2"> </text:span><text:span text:style-name="T1">Felizmente, a gente pode utilizar a palavra super, para chamar</text:span><text:span text:style-name="T2"> </text:span><text:span text:style-name="T1">método que é da superclasse então se eu usar "super.liquido" eu vou estar chamando</text:span><text:span text:style-name="T2"> </text:span><text:span text:style-name="T1">o método liquido da minha superclasse, e aí então o que é que eu posso fazer?</text:span><text:span text:style-name="T2"> </text:span><text:span text:style-name="T1">Ao invés de calcular de novo o salário vezes 0.85,</text:span><text:span text:style-name="T2"> </text:span><text:span text:style-name="T1">eu posso chamar o super ou seja, olha o salário liquido aí do gerente,</text:span><text:span text:style-name="T2"> </text:span><text:span text:style-name="T1">ele é o salário que a superclasse calcula mais o bônus,</text:span><text:span text:style-name="T2"> </text:span><text:span text:style-name="T1">então assim se eu precisasse alterar por exemplo essa porcentagem de imposto,</text:span><text:span text:style-name="T2"> </text:span><text:span text:style-name="T1">eu alteraria só lugar não precisaria estar alterando vários lugares.</text:span><text:span text:style-name="T2"> </text:span><text:span text:style-name="T1">Pode ter o caso também que você não quer, que ninguém mexa na sua classe,</text:span><text:span text:style-name="T2"> </text:span><text:span text:style-name="T1">você pode falar assim: olha eu não quero que essa minha classe seja alterada,</text:span><text:span text:style-name="T2"> </text:span><text:span text:style-name="T1">seja estendida, não quero que ninguém use herança nesta classe, ou mais,</text:span><text:span text:style-name="T2"> </text:span><text:span text:style-name="T1">você pode falar assim: olha eu tenho essa classe a pessoa pode até usar a herança</text:span><text:span text:style-name="T2"> </text:span><text:span text:style-name="T1">dessa classe, mas eu não quero que ninguém sobescreva este método específico,</text:span><text:span text:style-name="T2"> </text:span><text:span text:style-name="T1">porquê ele é essencial aqui para minha classe.</text:span><text:span text:style-name="T2"> </text:span><text:span text:style-name="T1">Ás vezes por exemplo, eu já vi uma classe que utilizava lá uma thread,</text:span><text:span text:style-name="T2"> </text:span><text:span text:style-name="T1">para fazer processamento paralelo e tal, e aquilo era inicializado</text:span><text:span text:style-name="T2"> </text:span><text:span text:style-name="T1">no método daí ele falava: olha nesse método aqui você não mexe, então muitas</text:span><text:span text:style-name="T2"> </text:span><text:span text:style-name="T1">vezes a gente pode ter essa opção de falar: olha eu criei uma classe aqui mas</text:span><text:span text:style-name="T2"> </text:span><text:span text:style-name="T1">não é para ninguém estender, ou eu criei método e não é para ninguém sobescrever.</text:span><text:span text:style-name="T2"> </text:span><text:span text:style-name="T1">Como que a gente faz isso?</text:span><text:span text:style-name="T2"> </text:span><text:span text:style-name="T1">Existe a palavra chave: final, que você pode estar adiconando classes,</text:span><text:span text:style-name="T2"> </text:span><text:span text:style-name="T1">métodos e variáveis, e a gente vai ver que para variável é pouquinho diferente.</text:span><text:span text:style-name="T2"> </text:span><text:span text:style-name="T1">Então, quando a gente coloca o final uma classe, significa que ninguém</text:span><text:span text:style-name="T2"> </text:span><text:span text:style-name="T1">pode estender ela, significa que você não pode usar herança nessa classe,</text:span><text:span text:style-name="T2"> </text:span><text:span text:style-name="T1">pegando aí a API básica do Java a gente tem o exemplo da string então a classe</text:span><text:span text:style-name="T2"> </text:span><text:span text:style-name="T1">string é uma classe final, é uma classe que você não pode estender,</text:span><text:span text:style-name="T2"> </text:span><text:span text:style-name="T1">então você não pode ir lá e dar: a minha classe extends string, porquê?</text:span><text:span text:style-name="T2"> </text:span><text:span text:style-name="T1">Porquê ela tem esse modificador final você não pode criar sua string,</text:span><text:span text:style-name="T2"> </text:span><text:span text:style-name="T1">isso porque a máquina virtual,</text:span><text:span text:style-name="T2"> </text:span><text:span text:style-name="T1">ela tem todo ali uma forma específica de lidar com a string memória,</text:span><text:span text:style-name="T2"> </text:span><text:span text:style-name="T1">e ela não quer que ninguém vá lá e mexa e altere o funcionamento disso daí tá?</text:span><text:span text:style-name="T2"> </text:span><text:span text:style-name="T1">Porque pode dar problema sério na plataforma.</text:span><text:span text:style-name="T2"> </text:span><text:span text:style-name="T1">Agora se eu utilizar o método modificador final método, nesse caso,</text:span><text:span text:style-name="T2"> </text:span><text:span text:style-name="T1">eu estou falando que não quero que ninguém sobescreva aquele método,</text:span><text:span text:style-name="T2"> </text:span><text:span text:style-name="T1">ou seja, as vezes aquele método tem uma funcionalidade extremamente importante</text:span><text:span text:style-name="T2"> </text:span><text:span text:style-name="T1">que é fixa, que por mais que a pessoa de repente possa estender a classe,</text:span><text:span text:style-name="T2"> </text:span><text:span text:style-name="T1">aquele método </text:span><text:soft-page-break/><text:span text:style-name="T1">ele não pode mudar.</text:span><text:span text:style-name="T2"> </text:span><text:span text:style-name="T1">Finalmente, o final variáveis, ele é pouquinho</text:span><text:span text:style-name="T2"> </text:span><text:span text:style-name="T1">diferente dos outros, ele tem significado diferente, o que é que acontece?</text:span><text:span text:style-name="T2"> </text:span><text:span text:style-name="T1">Quando eu tenho final,</text:span><text:span text:style-name="T2"> </text:span><text:span text:style-name="T1">significa que a referência daquela variável não pode mudar, ou seja,</text:span><text:span text:style-name="T2"> </text:span><text:span text:style-name="T1">eu não posso ir lá e pegar e atribuir outro valor para aquela variável,</text:span><text:span text:style-name="T2"> </text:span><text:span text:style-name="T1">então se eu criei ali uma variável "e = new Empregado" e ela é final,</text:span><text:span text:style-name="T2"> </text:span><text:span text:style-name="T1">significa que eu não vou mais poder trocar aquele objeto então,</text:span><text:span text:style-name="T2"> </text:span><text:span text:style-name="T1">eu não posso fazer "e =" a outro empregado outro objeto</text:span><text:span text:style-name="T2"> </text:span><text:span text:style-name="T1">da classe empregado, porquê nesse caso eu estaria trocando a referência.</text:span><text:span text:style-name="T2"> </text:span><text:span text:style-name="T1">Por outro lado, eu posso trabalhar com aquele objeto que está ali,</text:span><text:span text:style-name="T2"> </text:span><text:span text:style-name="T1">ou seja, eu posso por exemplo ir lá modificar o nome do empregado,</text:span><text:span text:style-name="T2"> </text:span><text:span text:style-name="T1">eu posso modificar o salário do empregado,</text:span><text:span text:style-name="T2"> </text:span><text:span text:style-name="T1">então significa que aquela variável ela não pode receber outro objeto,</text:span><text:span text:style-name="T2"> </text:span><text:span text:style-name="T1">mas eu posso modificar os valores do objeto que está ali dentro.</text:span><text:span text:style-name="T2"> </text:span><text:span text:style-name="T1">Muita gente ás vezes, se confunde de que o final é uma variável que você não pode</text:span><text:span text:style-name="T2"> </text:span><text:span text:style-name="T1">modificar, se for uma variável inteira, aí realmente, ou de tipo primitivo,</text:span><text:span text:style-name="T2"> </text:span><text:span text:style-name="T1">realmente você não pode modificar porque você estaria trocando aquela referência,</text:span><text:span text:style-name="T2"> </text:span><text:span text:style-name="T1">mas se o final está uma variável que é de tipo de objeto então,</text:span><text:span text:style-name="T2"> </text:span><text:span text:style-name="T1">você não pode é trocar aquele objeto, mas você pode trocar valores,</text:span><text:span text:style-name="T2"> </text:span><text:span text:style-name="T1">invocar métodos, dentro daquele objeto que está naquela variável.</text:span><text:span text:style-name="T2"> </text:span><text:span text:style-name="T3">Espero que com isso vocês tenham entendido como funciona a sobescrita de método e</text:span><text:span text:style-name="T2"> </text:span><text:span text:style-name="T1">como estar utilizando o final, para gente evitar que essa sobescrita aconteça,</text:span><text:span text:style-name="T2"> </text:span><text:span text:style-name="T1">vimos também o uso do super, poder estar acessando coisas da superclasse,</text:span><text:span text:style-name="T2"> </text:span><text:span text:style-name="T1">e estamos cada vez mais entendendo mais aí sobre a parte de herança.</text:span><text:span text:style-name="T2"> </text:span><text:span text:style-name="T3">Espero que essa parte tenha ficado claro, muito obrigado, até à próxima aula!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1.6.2$Windows_x86 LibreOffice_project/07ac168c60a517dba0f0d7bc7540f5afa45f0909</meta:generator>
    <dc:date>2017-01-25T07:13:15.229000000</dc:date>
    <meta:document-statistic meta:table-count="0" meta:image-count="0" meta:object-count="0" meta:page-count="2" meta:paragraph-count="1" meta:word-count="1319" meta:character-count="7489" meta:non-whitespace-character-count="6169"/>
    <meta:user-defined meta:name="Info 1"/>
    <meta:user-defined meta:name="Info 2"/>
    <meta:user-defined meta:name="Info 3"/>
    <meta:user-defined meta:name="Info 4"/>
  </office:meta>
</office:document-meta>
</file>